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F0000018C9D951BEB9F33A396.png" manifest:media-type="image/png"/>
  <manifest:file-entry manifest:full-path="Pictures/10001AD90000149E00001476B3C15491596A6F53.svg" manifest:media-type="image/svg+xml"/>
  <manifest:file-entry manifest:full-path="Pictures/10000201000000EF000000F281A744466D5B79BD.png" manifest:media-type="image/png"/>
  <manifest:file-entry manifest:full-path="Pictures/10000E2700001B6300001B63DCE1BAF8BBE76A03.svg" manifest:media-type="image/svg+xml"/>
  <manifest:file-entry manifest:full-path="Pictures/100002010000037000000371CB6D535C1E8A94AB.png" manifest:media-type="image/png"/>
  <manifest:file-entry manifest:full-path="Pictures/100012E90000159A00000CB661BABC10E68696DF.svg" manifest:media-type="image/svg+xml"/>
  <manifest:file-entry manifest:full-path="Pictures/100002010000021200000212483CAA596369A2B1.png" manifest:media-type="image/png"/>
  <manifest:file-entry manifest:full-path="Pictures/10000201000001A2000000F6CC4F0E6E197D0854.png" manifest:media-type="image/png"/>
  <manifest:file-entry manifest:full-path="Pictures/10000201000001C70000013B354F5C6A6AB93824.png" manifest:media-type="image/png"/>
  <manifest:file-entry manifest:full-path="Pictures/1000000000000020000000204B249CA79A42C6D7.png" manifest:media-type="image/png"/>
  <manifest:file-entry manifest:full-path="Pictures/10000000000002D8000002249B304BE9807F894A.jpg" manifest:media-type="image/jpeg"/>
  <manifest:file-entry manifest:full-path="Pictures/10000201000001B10000019DE7393C0BE8DC843C.png" manifest:media-type="image/png"/>
  <manifest:file-entry manifest:full-path="Pictures/10000819000021550000204355FF4C62CDA718D5.svg" manifest:media-type="image/svg+xml"/>
  <manifest:file-entry manifest:full-path="Pictures/100002010000013E000000E1DF5625E5F16F7E97.png" manifest:media-type="image/png"/>
  <manifest:file-entry manifest:full-path="Pictures/100002010000028500000270CF2A67A26B9204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3465a4" draw:marker-start-width="0.812cm" draw:marker-end-width="0.812cm" draw:fill="solid" draw:fill-color="#ffffff" draw:textarea-horizontal-align="justify" draw:textarea-vertical-align="middle" draw:auto-grow-height="false" fo:min-height="6.152cm" fo:min-width="2.346cm" fo:padding-top="0.226cm" fo:padding-bottom="0.226cm" fo:padding-left="0.351cm" fo:padding-right="0.351cm"/>
    </style:style>
    <style:style style:name="gr2" style:family="graphic" style:parent-style-name="standard">
      <style:graphic-properties draw:textarea-horizontal-align="justify" draw:textarea-vertical-align="middle" draw:auto-grow-height="false" fo:min-height="11.307cm" fo:min-width="8.3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386cm" fo:min-width="4.39cm"/>
    </style:style>
    <style:style style:name="gr6" style:family="graphic" style:parent-style-name="standard">
      <style:graphic-properties draw:textarea-horizontal-align="justify" draw:textarea-vertical-align="middle" draw:auto-grow-height="false" fo:min-height="0.386cm" fo:min-width="3.834cm"/>
    </style:style>
    <style:style style:name="gr7" style:family="graphic" style:parent-style-name="standard">
      <style:graphic-properties draw:textarea-horizontal-align="justify" draw:textarea-vertical-align="middle" draw:auto-grow-height="false" fo:min-height="0.576cm" fo:min-width="3.98cm"/>
    </style:style>
    <style:style style:name="gr8" style:family="graphic" style:parent-style-name="standard">
      <style:graphic-properties draw:textarea-horizontal-align="justify" draw:textarea-vertical-align="middle" draw:auto-grow-height="false" fo:min-height="4.08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863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2.417cm" fo:min-width="0.072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.623cm"/>
    </style:style>
    <style:style style:name="gr13" style:family="graphic" style:parent-style-name="standard">
      <style:graphic-properties draw:textarea-horizontal-align="justify" draw:textarea-vertical-align="middle" draw:auto-grow-height="false" fo:min-height="4.08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5.01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6.604cm" draw:transform="skewX (0.00610865238198015) translate (1.294cm 6.207cm)">
          <text:p text:style-name="P1">Fonten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1.557cm" svg:x="11.541cm" svg:y="14.84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9cm" svg:height="1.585cm" svg:x="1.381cm" svg:y="7.731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4" draw:text-style-name="P3" draw:layer="layout" svg:width="2.481cm" svg:height="2.367cm" svg:x="11.414cm" svg:y="1.808cm">
          <draw:image xlink:href="Pictures/10000201000001B10000019DE7393C0BE8DC843C.png" xlink:type="simple" xlink:show="embed" xlink:actuate="onLoad" loext:mime-type="image/png">
            <text:p text:style-name="P1">Telematics</text:p>
            <text:p text:style-name="P1">Uploads</text:p>
          </draw:image>
        </draw:frame>
        <draw:frame draw:style-name="gr4" draw:text-style-name="P3" draw:layer="layout" svg:width="2.794cm" svg:height="1.977cm" svg:x="7.858cm" svg:y="8.747cm">
          <draw:image xlink:href="Pictures/100002010000013E000000E1DF5625E5F16F7E97.png" xlink:type="simple" xlink:show="embed" xlink:actuate="onLoad" loext:mime-type="image/png">
            <text:p text:style-name="P1">Cloud Files</text:p>
          </draw:image>
        </draw:frame>
        <draw:frame draw:style-name="gr4" draw:text-style-name="P3" draw:layer="layout" svg:width="4.953cm" svg:height="4.794cm" svg:x="14.843cm" svg:y="15.097cm">
          <draw:image xlink:href="Pictures/10000819000021550000204355FF4C62CDA718D5.svg" xlink:type="simple" xlink:show="embed" xlink:actuate="onLoad" loext:mime-type="image/svg+xml">
            <text:p text:style-name="P1">Backend</text:p>
          </draw:image>
          <draw:image xlink:href="Pictures/100002010000028500000270CF2A67A26B9204BD.png" xlink:type="simple" xlink:show="embed" xlink:actuate="onLoad" loext:mime-type="image/png"/>
        </draw:frame>
        <draw:frame draw:style-name="gr4" draw:text-style-name="P3" draw:layer="layout" svg:width="5.209cm" svg:height="3.065cm" svg:x="14.968cm" svg:y="7.985cm">
          <draw:image xlink:href="Pictures/100012E90000159A00000CB661BABC10E68696DF.svg" xlink:type="simple" xlink:show="embed" xlink:actuate="onLoad" loext:mime-type="image/svg+xml">
            <text:p text:style-name="P1">APIs</text:p>
          </draw:image>
          <draw:image xlink:href="Pictures/10000201000001A2000000F6CC4F0E6E197D0854.png" xlink:type="simple" xlink:show="embed" xlink:actuate="onLoad" loext:mime-type="image/png"/>
        </draw:frame>
        <draw:frame draw:style-name="gr3" draw:text-style-name="P3" draw:layer="layout" svg:width="1.975cm" svg:height="1.977cm" svg:x="1.565cm" svg:y="10.017cm">
          <draw:image xlink:href="Pictures/100002010000037000000371CB6D535C1E8A94AB.png" xlink:type="simple" xlink:show="embed" xlink:actuate="onLoad" loext:mime-type="image/png">
            <text:p/>
          </draw:image>
        </draw:frame>
        <draw:frame draw:style-name="gr3" draw:text-style-name="P3" draw:layer="layout" svg:width="4.218cm" svg:height="3.175cm" svg:x="0.973cm" svg:y="2.778cm">
          <draw:image xlink:href="Pictures/10000000000002D8000002249B304BE9807F894A.jpg" xlink:type="simple" xlink:show="embed" xlink:actuate="onLoad" loext:mime-type="image/jpeg">
            <text:p/>
          </draw:image>
        </draw:frame>
        <draw:frame draw:style-name="gr4" draw:text-style-name="P3" draw:layer="layout" svg:width="3.507cm" svg:height="3.507cm" svg:x="7.526cm" svg:y="12.938cm">
          <draw:image xlink:href="Pictures/10000E2700001B6300001B63DCE1BAF8BBE76A03.svg" xlink:type="simple" xlink:show="embed" xlink:actuate="onLoad" loext:mime-type="image/svg+xml">
            <text:p text:style-name="P1">Frontend</text:p>
          </draw:image>
          <draw:image xlink:href="Pictures/100002010000021200000212483CAA596369A2B1.png" xlink:type="simple" xlink:show="embed" xlink:actuate="onLoad" loext:mime-type="image/png"/>
        </draw:frame>
        <draw:custom-shape draw:style-name="gr5" draw:text-style-name="P1" draw:layer="layout" svg:width="5.588cm" svg:height="1.27cm" draw:transform="rotate (0.261799387799149) translate (5.307cm 3.97cm)">
          <text:p text:style-name="P1">Send Data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953cm" svg:height="1.27cm" draw:transform="rotate (-0.436332312998582) translate (3.623cm 6.207cm)">
          <text:p text:style-name="P1">Send/Receiv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5.119cm" svg:height="1.651cm" draw:transform="rotate (-0.593586478603271) translate (3.996cm 9.84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811cm" svg:height="4.953cm" draw:transform="rotate (-0.977558914042024) translate (14.642cm 10.38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127cm" svg:height="0.001cm" svg:x="13.065cm" svg:y="16.8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35cm" svg:height="3.556cm" svg:x="17.002cm" svg:y="11.03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3.937cm" svg:height="3.2cm" svg:x="15.351cm" svg:y="22.819cm">
          <draw:image xlink:href="Pictures/10000201000000EF000000F281A744466D5B79BD.png" xlink:type="simple" xlink:show="embed" xlink:actuate="onLoad" loext:mime-type="image/png">
            <text:p text:style-name="P1">Databases</text:p>
          </draw:image>
        </draw:frame>
        <draw:custom-shape draw:style-name="gr11" draw:text-style-name="P1" draw:layer="layout" svg:width="1.143cm" svg:height="3.048cm" svg:x="16.748cm" svg:y="19.5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.95cm" svg:height="1.935cm" svg:x="11.877cm" svg:y="19.161cm">
          <draw:image xlink:href="Pictures/10001AD90000149E00001476B3C15491596A6F53.svg" xlink:type="simple" xlink:show="embed" xlink:actuate="onLoad" loext:mime-type="image/svg+xml">
            <text:p text:style-name="P1">Events</text:p>
          </draw:image>
          <draw:image xlink:href="Pictures/100002010000018F0000018C9D951BEB9F33A396.png" xlink:type="simple" xlink:show="embed" xlink:actuate="onLoad" loext:mime-type="image/png"/>
        </draw:frame>
        <draw:custom-shape draw:style-name="gr12" draw:text-style-name="P1" draw:layer="layout" svg:width="1.282cm" svg:height="0.488cm" draw:transform="rotate (0.418879020478639) translate (13.7cm 19.428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635cm" svg:height="4.953cm" draw:transform="rotate (0.785398163397448) translate (13.559cm 4.229cm)">
          <text:p text:style-name="P1">Download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508cm" svg:height="3.556cm" draw:transform="rotate (0.628318530717959) translate (9.929cm 16.53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635cm" svg:height="6.02cm" draw:transform="rotate (0.645771823237902) translate (10.459cm 10.797cm)">
          <text:p text:style-name="P1">Send/Receive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tru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textarea-horizontal-align="center" draw:textarea-vertical-align="middle"/>
      <style:text-properties fo:color="#069a2e" style:text-outline="true" fo:text-shadow="1pt 1pt" style:text-overline-style="none" style:text-overline-color="#000000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1T16:36:41.266642180</meta:creation-date>
    <dc:date>2021-04-11T23:04:00.499037424</dc:date>
    <meta:editing-duration>PT2H39M56S</meta:editing-duration>
    <meta:editing-cycles>21</meta:editing-cycles>
    <meta:generator>LibreOffice/6.1.5.2$Linux_X86_64 LibreOffice_project/10$Build-2</meta:generator>
    <meta:document-statistic meta:object-count="23"/>
  </office:meta>
</office:document-meta>
</file>